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5H05M00S" calcext:value-type="time">
            <text:p>05:05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00/00/00</text:date>, <text:time style:data-style-name="N2" text:time-value="07:06:26.22971730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13T07:09:05.434293524</dc:date>
    <meta:editing-duration>PT1H1M39S</meta:editing-duration>
    <meta:editing-cycles>113</meta:editing-cycles>
    <meta:generator>LibreOffice/25.2.4.3$Linux_X86_64 LibreOffice_project/520$Build-3</meta:generator>
    <meta:document-statistic meta:table-count="5" meta:cell-count="272" meta:object-count="0"/>
  </office:meta>
</office:document-meta>
</file>